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text-position="0% 100%" officeooo:paragraph-rsid="00161ce4"/>
    </style:style>
    <style:style style:name="P2" style:family="paragraph" style:parent-style-name="normal">
      <style:text-properties officeooo:paragraph-rsid="00161ce4"/>
    </style:style>
    <style:style style:name="P3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size="10pt" officeooo:rsid="00161ce4" officeooo:paragraph-rsid="00161ce4" style:font-size-asian="10pt" style:font-size-complex="10pt"/>
    </style:style>
    <style:style style:name="P4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size="10pt" officeooo:paragraph-rsid="00161ce4" style:font-size-asian="10pt" style:font-size-complex="10pt"/>
    </style:style>
    <style:style style:name="P5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6a24f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rsid="00161ce4" officeooo:paragraph-rsid="00161ce4"/>
    </style:style>
    <style:style style:name="P7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pt" officeooo:rsid="00161ce4" officeooo:paragraph-rsid="00161ce4" style:font-size-asian="10pt" style:font-size-complex="10pt"/>
    </style:style>
    <style:style style:name="P8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style:text-position="0% 100%" fo:font-size="10pt" officeooo:rsid="00161ce4" officeooo:paragraph-rsid="00161ce4" style:font-size-asian="10pt" style:font-size-complex="10pt"/>
    </style:style>
    <style:style style:name="P9" style:family="paragraph" style:parent-style-name="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size="10pt" officeooo:rsid="00161ce4" officeooo:paragraph-rsid="00161ce4" style:font-size-asian="10pt" style:font-size-complex="10pt"/>
    </style:style>
    <style:style style:name="P10" style:family="paragraph" style:parent-style-name="normal">
      <style:paragraph-properties fo:margin-left="1.27cm" fo:margin-right="0cm" fo:text-indent="0cm" style:auto-text-indent="false"/>
      <style:text-properties officeooo:rsid="00169a1c" officeooo:paragraph-rsid="00169a1c"/>
    </style:style>
    <style:style style:name="P11" style:family="paragraph" style:parent-style-name="normal">
      <style:paragraph-properties fo:margin-left="1.27cm" fo:margin-right="0cm" fo:text-indent="0cm" style:auto-text-indent="false"/>
      <style:text-properties officeooo:rsid="00169a1c" officeooo:paragraph-rsid="00161ce4"/>
    </style:style>
    <style:style style:name="P12" style:family="paragraph" style:parent-style-name="Title" style:master-page-name="Standard">
      <style:paragraph-properties style:page-number="1"/>
      <style:text-properties officeooo:paragraph-rsid="00161ce4"/>
    </style:style>
    <style:style style:name="P13" style:family="paragraph" style:parent-style-name="Heading_20_1" style:list-style-name="WWNum1">
      <style:paragraph-properties fo:margin-left="0.762cm" fo:margin-right="0cm" fo:text-indent="-0.762cm" style:auto-text-indent="false"/>
      <style:text-properties officeooo:paragraph-rsid="00161ce4"/>
    </style:style>
    <style:style style:name="P14" style:family="paragraph" style:parent-style-name="Heading_20_2" style:list-style-name="WWNum1">
      <style:text-properties officeooo:paragraph-rsid="00161ce4"/>
    </style:style>
    <style:style style:name="P15" style:family="paragraph" style:parent-style-name="Heading_20_2" style:list-style-name="WWNum1">
      <style:text-properties style:text-position="0% 100%" style:font-name="Arial2" fo:font-size="10pt" fo:language="en" fo:country="US" fo:font-weight="bold" officeooo:rsid="00169a1c" officeooo:paragraph-rsid="00169a1c" style:text-blinking="false" style:font-size-asian="10pt" style:language-asian="en" style:country-asian="US" style:font-weight-asian="bold" style:font-size-complex="10pt" style:language-complex="ar" style:country-complex="SA" style:text-emphasize="none" style:text-scale="100%"/>
    </style:style>
    <style:style style:name="P16" style:family="paragraph" style:parent-style-name="Heading_20_2" style:list-style-name="WWNum1">
      <style:paragraph-properties fo:margin-left="1.016cm" fo:margin-right="0cm" fo:text-indent="-1.016cm" style:auto-text-indent="false"/>
      <style:text-properties officeooo:paragraph-rsid="00161ce4"/>
    </style:style>
    <style:style style:name="P17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keep-together="always" fo:orphans="0" fo:widows="0" fo:text-indent="-0.635cm" style:auto-text-indent="false" fo:background-color="transparent" fo:padding="0cm" fo:border="none" style:shadow="none" fo:keep-with-next="auto"/>
      <style:text-properties fo:font-size="10pt" officeooo:rsid="00161ce4" officeooo:paragraph-rsid="00161ce4" style:font-size-asian="10pt" style:font-size-complex="10pt"/>
    </style:style>
    <style:style style:name="P18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fo:font-size="10pt" officeooo:rsid="00161ce4" officeooo:paragraph-rsid="00161ce4" style:font-size-asian="10pt" style:font-size-complex="10pt"/>
    </style:style>
    <style:style style:name="P19" style:family="paragraph" style:parent-style-name="normal" style:list-style-name="WWNum2">
      <style:paragraph-properties fo:margin-left="2.54cm" fo:margin-right="0cm" fo:margin-top="0cm" fo:margin-bottom="0.212cm" style:contextual-spacing="false" fo:line-height="100%" fo:keep-together="always" fo:orphans="0" fo:widows="0" fo:text-indent="-0.635cm" style:auto-text-indent="false"/>
      <style:text-properties fo:font-size="10pt" officeooo:rsid="00161ce4" officeooo:paragraph-rsid="00161ce4" style:font-size-asian="10pt" style:font-size-complex="10pt"/>
    </style:style>
    <style:style style:name="P20" style:family="paragraph" style:parent-style-name="normal" style:list-style-name="WWNum2">
      <style:paragraph-properties fo:margin-left="2.54cm" fo:margin-right="0cm" fo:margin-top="0cm" fo:margin-bottom="0.212cm" style:contextual-spacing="false" fo:line-height="100%" fo:keep-together="always" fo:orphans="0" fo:widows="0" fo:text-indent="-0.635cm" style:auto-text-indent="false"/>
      <style:text-properties officeooo:paragraph-rsid="00161ce4"/>
    </style:style>
    <style:style style:name="T1" style:family="text">
      <style:text-properties style:text-position="0% 100%" fo:font-weight="bold" style:font-weight-asian="bold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61ce4" style:font-size-asian="10pt" style:font-size-complex="10pt"/>
    </style:style>
    <style:style style:name="T5" style:family="text">
      <style:text-properties fo:font-variant="normal" fo:text-transform="none" fo:color="#000000" loext:opacity="100%" style:text-position="0% 100%" style:font-name="Arial" fo:font-size="18pt" fo:letter-spacing="normal" fo:language="pt" fo:country="BR" fo:font-style="normal" fo:font-weight="bold" officeooo:rsid="0006fdd5" style:font-name-asian="Times New Roman" style:font-size-asian="18pt" style:font-style-asian="normal" style:font-weight-asian="bold" style:font-name-complex="Arial1" style:font-size-complex="10pt" style:language-complex="ar" style:country-complex="SA" style:font-style-complex="normal"/>
    </style:style>
    <style:style style:name="T6" style:family="text">
      <style:text-properties style:use-window-font-color="true" loext:opacity="0%" style:text-position="0% 100%" style:font-name="Arial1" fo:font-size="18pt" fo:language="pt" fo:country="BR" fo:font-weight="bold" officeooo:rsid="000118aa" style:font-name-asian="Times New Roman" style:font-size-asian="18pt" style:font-weight-asian="bold" style:font-name-complex="Arial1" style:font-size-complex="10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6">Sistema de </text:span><text:span text:style-name="T5">Gerenciamento de Teatro</text:span><text:span text:style-name="T1"><text:line-break/></text:span>Caso de Uso<text:span text:style-name="T1">: </text:span>Autenticar Usuário</text:h>
      <text:list xml:id="list3062115988" text:style-name="WWNum1">
        <text:list-item>
          <text:h text:style-name="P13" text:outline-level="1">Descrição</text:h>
        </text:list-item>
      </text:list>
      <text:p text:style-name="P3">Este serviço descreve como é feita a autenticação para o usuário ter acesso aos demais serviços.</text:p>
      <text:list xml:id="list145903432584967" text:continue-numbering="true" text:style-name="WWNum1">
        <text:list-item>
          <text:h text:style-name="P13" text:outline-level="1">Descrição do Ator</text:h>
          <text:list>
            <text:list-item>
              <text:h text:style-name="P16" text:outline-level="2">Usuário </text:h>
            </text:list-item>
          </text:list>
        </text:list-item>
        <text:list-item>
          <text:h text:style-name="P13" text:outline-level="1"><text:span text:style-name="T1">Pr</text:span>é-requisito</text:h>
        </text:list-item>
      </text:list>
      <text:p text:style-name="P4">Não se aplica.</text:p>
      <text:list xml:id="list145904251970480" text:continue-numbering="true" text:style-name="WWNum1">
        <text:list-item>
          <text:h text:style-name="P13" text:outline-level="1">Fluxo básico de eventos</text:h>
        </text:list-item>
      </text:list>
      <text:list xml:id="list1373024680" text:style-name="WWNum3">
        <text:list-item>
          <text:p text:style-name="P17">O usuário seleciona autenticar na tela inicial.</text:p>
        </text:list-item>
        <text:list-item>
          <text:p text:style-name="P18">O usuário será redirecionado para uma tela de login.</text:p>
        </text:list-item>
        <text:list-item>
          <text:p text:style-name="P18">Então ira preencher os campos de login e tentar efetuar o login.</text:p>
        </text:list-item>
        <text:list-item>
          <text:p text:style-name="P18">Caso o login seja valido o usuário será redirecionado para a tela de gerenciamento.</text:p>
        </text:list-item>
      </text:list>
      <text:list xml:id="list145904688800351" text:continue-list="list145904251970480" text:style-name="WWNum1">
        <text:list-item>
          <text:h text:style-name="P13" text:outline-level="1">Fluxos alternativos</text:h>
          <text:list>
            <text:list-item>
              <text:h text:style-name="P16" text:outline-level="2">Usuário não cadastrado</text:h>
            </text:list-item>
          </text:list>
        </text:list-item>
      </text:list>
      <text:p text:style-name="P3">Se não for encontrado um usuário na base de dados:</text:p>
      <text:p text:style-name="P7">1. O sistema informa ao usuário que não encontrou corresponderia de login</text:p>
      <text:p text:style-name="P6"><text:span text:style-name="T3">2</text:span><text:span text:style-name="T2">. O usuário pode para uma tela de registro para se cadastrar.</text:span></text:p>
      <text:p text:style-name="P8">3. Ou então pode tentar fazer login novamente.</text:p>
      <text:p text:style-name="P8"/>
      <text:list xml:id="list145904316232173" text:continue-numbering="true" text:style-name="WWNum1">
        <text:list-item>
          <text:list>
            <text:list-item>
              <text:h text:style-name="P14" text:outline-level="2"><text:bookmark text:name="_heading=h.e9sl33f212yp"/>Senha incorreta</text:h>
            </text:list-item>
          </text:list>
        </text:list-item>
      </text:list>
      <text:p text:style-name="P9">Caso exista um login na base de dados mas não tenha correspondência com a senha:</text:p>
      <text:list xml:id="list261776478" text:style-name="WWNum2">
        <text:list-item>
          <text:p text:style-name="P19">O sistema informa ao usuário que a senha está incorreta.</text:p>
        </text:list-item>
        <text:list-item>
          <text:p text:style-name="P20"><text:span text:style-name="T3">O caso de uso retorna para a etapa </text:span><text:span text:style-name="T4">1</text:span><text:span text:style-name="T3">. </text:span></text:p>
        </text:list-item>
      </text:list>
      <text:list xml:id="list145903393122860" text:continue-list="list145904316232173" text:style-name="WWNum1">
        <text:list-item>
          <text:h text:style-name="P13" text:outline-level="1">Cenários chave</text:h>
          <text:list>
            <text:list-item>
              <text:h text:style-name="P15" text:outline-level="2">Erro ao conectar com o banco de dados.</text:h>
            </text:list-item>
          </text:list>
        </text:list-item>
        <text:list-item>
          <text:h text:style-name="P13" text:outline-level="1"><text:span text:style-name="T1">P</text:span>ós-condição</text:h>
          <text:list>
            <text:list-item>
              <text:h text:style-name="P16" text:outline-level="2">Conclusão bem sucedida</text:h>
            </text:list-item>
          </text:list>
        </text:list-item>
      </text:list>
      <text:p text:style-name="P10">O usuário conseguiu efetuar login e agora tem acesso ao ambiente de <text:span text:style-name="T3">gerenciamento.</text:span></text:p>
      <text:list xml:id="list145902984942857" text:continue-numbering="true" text:style-name="WWNum1">
        <text:list-item>
          <text:list>
            <text:list-item>
              <text:h text:style-name="P14" text:outline-level="2"><text:bookmark text:name="_heading=h.3ybgif14tkxo"/>Usuário não cadastrado </text:h>
            </text:list-item>
          </text:list>
        </text:list-item>
      </text:list>
      <text:p text:style-name="P11">O usuário não é cadastrado e foi redirecionado para uma página de registro.</text:p>
      <text:list xml:id="list145903800548276" text:continue-numbering="true" text:style-name="WWNum1">
        <text:list-item>
          <text:list>
            <text:list-item>
              <text:h text:style-name="P14" text:outline-level="2"><text:bookmark text:name="_heading=h.i3hgy9e01tu0"/>Falha na execução</text:h>
            </text:list-item>
          </text:list>
        </text:list-item>
      </text:list>
      <text:p text:style-name="P10">O usuário não conseguiu se autenticar e foi informado.</text:p>
      <text:list xml:id="list145902793165866" text:continue-numbering="true" text:style-name="WWNum1">
        <text:list-item>
          <text:h text:style-name="P13" text:outline-level="1">Requisitos especiais</text:h>
        </text:list-item>
      </text:list>
      <text:p text:style-name="P5">Não se aplica.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default-outline-level="1" style:list-style-name="" style:class="chapter">
      <style:paragraph-properties fo:margin-top="0.423cm" fo:margin-bottom="0.106cm" style:contextual-spacing="false" style:line-height-at-least="0.002cm" fo:text-align="center" style:justify-single-word="false" fo:hyphenation-ladder-count="no-limit" style:vertical-align="top"/>
      <style:text-properties style:text-position="0% 100%" style:font-name="Arial2" fo:font-family="Arial" style:font-family-generic="roman" style:font-pitch="variable" fo:font-size="16pt" fo:language="en" fo:country="US" fo:font-weight="bold" style:letter-kerning="true" style:text-blinking="fals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lways" style:vertical-align="top"/>
      <style:text-properties style:text-position="0% 100%" style:font-name="Arial2" fo:font-family="Arial" style:font-family-generic="roman" style:font-pitch="variable" fo:font-size="12pt" fo:language="en" fo:country="US" fo:font-weight="bold" style:text-blinking="false" style:font-size-asian="12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uto" style:vertical-align="top"/>
      <style:text-properties style:text-position="0% 100%" style:font-name="Arial2" fo:font-family="Arial" style:font-family-generic="roman" style:font-pitch="variable" fo:font-size="10pt" fo:language="en" fo:country="US" fo:font-weight="bold" style:text-blinking="false" style:font-size-asian="10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pt" number:country="B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57:40.858000000</dc:date>
    <meta:editing-duration>PT3M55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3" meta:word-count="245" meta:character-count="1365" meta:non-whitespace-character-count="1171"/>
  </office:meta>
</office:document-meta>
</file>